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ourier Prime" svg:font-family="'Courier Prim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Text_20_body">
      <style:text-properties officeooo:paragraph-rsid="001bbe50"/>
    </style:style>
    <style:style style:name="P2" style:family="paragraph" style:parent-style-name="Text_20_body">
      <style:text-properties officeooo:paragraph-rsid="001d33d6"/>
    </style:style>
    <style:style style:name="P3" style:family="paragraph" style:parent-style-name="Text_20_body">
      <style:text-properties officeooo:paragraph-rsid="001ec83c"/>
    </style:style>
    <style:style style:name="P4" style:family="paragraph" style:parent-style-name="Text_20_body">
      <style:text-properties officeooo:paragraph-rsid="001f8825"/>
    </style:style>
    <style:style style:name="P5" style:family="paragraph" style:parent-style-name="Text_20_body">
      <style:text-properties officeooo:rsid="001b8979" officeooo:paragraph-rsid="001b8979"/>
    </style:style>
    <style:style style:name="P6" style:family="paragraph" style:parent-style-name="Text_20_body">
      <style:text-properties officeooo:rsid="001d33d6" officeooo:paragraph-rsid="001bbe50"/>
    </style:style>
    <style:style style:name="P7" style:family="paragraph" style:parent-style-name="Text_20_body">
      <style:text-properties fo:font-style="normal" officeooo:rsid="001d33d6" officeooo:paragraph-rsid="001d33d6" style:font-style-asian="normal" style:font-style-complex="normal"/>
    </style:style>
    <style:style style:name="P8" style:family="paragraph" style:parent-style-name="Text_20_body">
      <style:text-properties fo:font-style="normal" officeooo:rsid="001ec83c" officeooo:paragraph-rsid="001ec83c" style:font-style-asian="normal" style:font-style-complex="normal"/>
    </style:style>
    <style:style style:name="P9" style:family="paragraph" style:parent-style-name="Text_20_body">
      <style:text-properties fo:font-style="normal" officeooo:rsid="001f8825" style:font-style-asian="normal" style:font-style-complex="normal"/>
    </style:style>
    <style:style style:name="P10" style:family="paragraph" style:parent-style-name="Text_20_body">
      <style:text-properties fo:font-style="normal" officeooo:rsid="001f8825" officeooo:paragraph-rsid="0020a802" style:font-style-asian="normal" style:font-style-complex="normal"/>
    </style:style>
    <style:style style:name="P11" style:family="paragraph" style:parent-style-name="Text_20_body">
      <style:text-properties officeooo:paragraph-rsid="0020a802"/>
    </style:style>
    <style:style style:name="P12" style:family="paragraph" style:parent-style-name="Text_20_body">
      <style:paragraph-properties fo:margin-left="1.251cm" fo:margin-right="0cm" fo:text-indent="0cm" style:auto-text-indent="false"/>
      <style:text-properties officeooo:paragraph-rsid="001b8979"/>
    </style:style>
    <style:style style:name="P13" style:family="paragraph" style:parent-style-name="Preformatted_20_Text">
      <style:paragraph-properties fo:margin-left="1.251cm" fo:margin-right="0cm" fo:text-indent="0cm" style:auto-text-indent="false"/>
    </style:style>
    <style:style style:name="P14" style:family="paragraph" style:parent-style-name="Preformatted_20_Text">
      <style:paragraph-properties fo:margin-left="1.251cm" fo:margin-right="0cm" fo:text-indent="0cm" style:auto-text-indent="false"/>
      <style:text-properties officeooo:paragraph-rsid="001d33d6"/>
    </style:style>
    <style:style style:name="P15" style:family="paragraph" style:parent-style-name="Preformatted_20_Text">
      <style:paragraph-properties fo:margin-left="1.251cm" fo:margin-right="0cm" fo:text-indent="0cm" style:auto-text-indent="false"/>
      <style:text-properties officeooo:rsid="001d33d6"/>
    </style:style>
    <style:style style:name="P16" style:family="paragraph" style:parent-style-name="Preformatted_20_Text">
      <style:paragraph-properties fo:margin-left="1.251cm" fo:margin-right="0cm" fo:text-indent="0cm" style:auto-text-indent="false"/>
      <style:text-properties fo:font-style="normal" officeooo:rsid="001ec83c" officeooo:paragraph-rsid="001ec83c" style:font-style-asian="normal" style:font-style-complex="normal"/>
    </style:style>
    <style:style style:name="P17" style:family="paragraph" style:parent-style-name="Preformatted_20_Text">
      <style:paragraph-properties fo:margin-left="1.251cm" fo:margin-right="0cm" fo:text-indent="0cm" style:auto-text-indent="false"/>
      <style:text-properties fo:font-style="normal" officeooo:rsid="001f8825" style:font-style-asian="normal" style:font-style-complex="normal"/>
    </style:style>
    <style:style style:name="P18" style:family="paragraph" style:parent-style-name="Preformatted_20_Text">
      <style:paragraph-properties fo:margin-left="1.251cm" fo:margin-right="0cm" fo:text-indent="0cm" style:auto-text-indent="false"/>
      <style:text-properties fo:font-style="normal" officeooo:rsid="001f8825" officeooo:paragraph-rsid="001f8825" style:font-style-asian="normal" style:font-style-complex="normal"/>
    </style:style>
    <style:style style:name="P19" style:family="paragraph" style:parent-style-name="Preformatted_20_Text">
      <style:paragraph-properties fo:margin-left="0cm" fo:margin-right="0cm" fo:text-indent="0cm" style:auto-text-indent="false"/>
      <style:text-properties fo:font-style="normal" officeooo:rsid="001d33d6" officeooo:paragraph-rsid="001d33d6" style:font-style-asian="normal" style:font-style-complex="normal"/>
    </style:style>
    <style:style style:name="P20" style:family="paragraph" style:parent-style-name="Header">
      <style:paragraph-properties fo:text-align="center" style:justify-single-word="false"/>
      <style:text-properties style:font-name="Courier Prime" officeooo:rsid="0020a802" officeooo:paragraph-rsid="0020a802"/>
    </style:style>
    <style:style style:name="P21" style:family="paragraph" style:parent-style-name="Heading_20_1">
      <style:text-properties officeooo:rsid="001b8979"/>
    </style:style>
    <style:style style:name="P22" style:family="paragraph" style:parent-style-name="Text_20_body">
      <style:text-properties officeooo:rsid="001bbe50" officeooo:paragraph-rsid="001bbe50"/>
    </style:style>
    <style:style style:name="P23" style:family="paragraph" style:parent-style-name="Text_20_body_20_indent" style:list-style-name="L1">
      <style:text-properties officeooo:paragraph-rsid="001b8979"/>
    </style:style>
    <style:style style:name="P24" style:family="paragraph" style:parent-style-name="Heading_20_2">
      <style:text-properties officeooo:rsid="001b8979"/>
    </style:style>
    <style:style style:name="P25" style:family="paragraph" style:parent-style-name="Heading_20_2">
      <style:text-properties fo:font-style="normal" officeooo:rsid="001d33d6" officeooo:paragraph-rsid="001d33d6" style:font-style-asian="normal" style:font-style-complex="normal"/>
    </style:style>
    <style:style style:name="P26" style:family="paragraph" style:parent-style-name="Heading_20_2">
      <style:text-properties fo:font-style="normal" officeooo:rsid="001ec83c" style:font-style-asian="normal" style:font-style-complex="normal"/>
    </style:style>
    <style:style style:name="P27" style:family="paragraph" style:parent-style-name="Preformatted_20_Text">
      <style:paragraph-properties fo:margin-left="1.251cm" fo:margin-right="0cm" fo:text-indent="0cm" style:auto-text-indent="false"/>
      <style:text-properties fo:font-style="normal" officeooo:rsid="001ec83c" officeooo:paragraph-rsid="001ec83c" style:font-style-asian="normal" style:font-style-complex="normal"/>
    </style:style>
    <style:style style:name="P28" style:family="paragraph" style:parent-style-name="Preformatted_20_Text">
      <style:paragraph-properties fo:margin-left="1.251cm" fo:margin-right="0cm" fo:text-indent="0cm" style:auto-text-indent="false"/>
      <style:text-properties officeooo:rsid="0020a802" officeooo:paragraph-rsid="0020a802"/>
    </style:style>
    <style:style style:name="P29" style:family="paragraph" style:parent-style-name="List_20_Contents" style:list-style-name="L2"/>
    <style:style style:name="P30" style:family="paragraph" style:parent-style-name="List_20_Contents" style:list-style-name="L2">
      <style:text-properties officeooo:paragraph-rsid="001d33d6"/>
    </style:style>
    <style:style style:name="P31" style:family="paragraph" style:parent-style-name="List_20_Contents" style:list-style-name="L2">
      <style:text-properties fo:font-style="normal" officeooo:rsid="001d33d6" officeooo:paragraph-rsid="001d33d6" style:font-style-asian="normal" style:font-style-complex="normal"/>
    </style:style>
    <style:style style:name="T1" style:family="text">
      <style:text-properties officeooo:rsid="0020a802"/>
    </style:style>
    <style:style style:name="T2" style:family="text">
      <style:text-properties officeooo:rsid="001b8979"/>
    </style:style>
    <style:style style:name="T3" style:family="text">
      <style:text-properties fo:font-weight="bold" officeooo:rsid="001b8979" style:font-weight-asian="bold" style:font-weight-complex="bold"/>
    </style:style>
    <style:style style:name="T4" style:family="text">
      <style:text-properties officeooo:rsid="001bbe50"/>
    </style:style>
    <style:style style:name="T5" style:family="text">
      <style:text-properties officeooo:rsid="001d33d6"/>
    </style:style>
    <style:style style:name="T6" style:family="text">
      <style:text-properties fo:font-style="italic" officeooo:rsid="001d33d6" style:font-style-asian="italic" style:font-style-complex="italic"/>
    </style:style>
    <style:style style:name="T7" style:family="text">
      <style:text-properties fo:font-style="normal" officeooo:rsid="001d33d6" style:font-style-asian="normal" style:font-style-complex="normal"/>
    </style:style>
    <style:style style:name="T8" style:family="text">
      <style:text-properties fo:font-style="normal" officeooo:rsid="001ec83c" style:font-style-asian="normal" style:font-style-complex="normal"/>
    </style:style>
    <style:style style:name="T9" style:family="text">
      <style:text-properties fo:font-style="normal" officeooo:rsid="001f8825" style:font-style-asian="normal" style:font-style-complex="normal"/>
    </style:style>
    <style:style style:name="T10" style:family="text">
      <style:text-properties officeooo:rsid="0020edf6"/>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diagnosedump</text:h>
      <text:p text:style-name="Text_20_body"><text:span text:style-name="Emphasis"><text:span text:style-name="T2">diagnosedump</text:span></text:span><text:span text:style-name="T2"> (</text:span><text:span text:style-name="Teletype"><text:span text:style-name="T2">diagnosedump.py</text:span></text:span><text:span text:style-name="T2">) es un módulo Python para automatizar los volcados de las bases de datos del sistema Diagnose (desarrollado por la Sectorial Provincial de Informática del Ministerio de Salud de la Provincia de Santa Fe).</text:span></text:p>
      <text:p text:style-name="Text_20_body"><text:span text:style-name="Emphasis"><text:span text:style-name="T2">diagnosedump</text:span></text:span><text:span text:style-name="T2"> incluye cuatro clases:</text:span></text:p>
      <text:list xml:id="list6099678337462543785" text:style-name="L1">
        <text:list-item>
          <text:p text:style-name="P23"><text:span text:style-name="Strong_20_Emphasis"><text:span text:style-name="T2">DiagnoseDump</text:span></text:span>, <text:span text:style-name="T2">que encapsula los procedimientos para realizar el volcado en sí;</text:span></text:p>
        </text:list-item>
        <text:list-item>
          <text:p text:style-name="P23"><text:span text:style-name="Strong_20_Emphasis"><text:span text:style-name="T2">DiagnoseConfig</text:span></text:span><text:span text:style-name="T2">, que se encarga de recuperar los datos de configuración del archivo </text:span><text:span text:style-name="Teletype"><text:span text:style-name="T2">diagnosedump.cfg</text:span></text:span>;</text:p>
        </text:list-item>
        <text:list-item>
          <text:p text:style-name="P23"><text:span text:style-name="T2">las excepciones </text:span><text:span text:style-name="Strong_20_Emphasis"><text:span text:style-name="T2">DiagnoseDumpError</text:span></text:span><text:span text:style-name="T2"> y </text:span><text:span text:style-name="Strong_20_Emphasis"><text:span text:style-name="T2">DiagnoseConfigError</text:span></text:span><text:span text:style-name="T2">.</text:span></text:p>
        </text:list-item>
      </text:list>
      <text:p text:style-name="P1"><text:span text:style-name="T4">El módulo requiere para funcionar del módulo </text:span><text:span text:style-name="Teletype"><text:span text:style-name="T10">spiutils.s</text:span></text:span><text:span text:style-name="Teletype"><text:span text:style-name="T4">qldump</text:span></text:span>. <text:span text:style-name="T4">También puede hacer uso de los módulos </text:span><text:span text:style-name="Teletype"><text:span text:style-name="T10">pydiag.</text:span></text:span><text:span text:style-name="Teletype"><text:span text:style-name="T4">opciones</text:span></text:span><text:span text:style-name="T4"> y </text:span><text:span text:style-name="Teletype"><text:span text:style-name="T10">spiutils.d</text:span></text:span><text:span text:style-name="Teletype"><text:span text:style-name="T4">ropbox</text:span></text:span><text:span text:style-name="T4">, si están presentes.</text:span></text:p>
      <text:p text:style-name="P22"/>
      <text:h text:style-name="P24" text:outline-level="2">DiagnoseDump</text:h>
      <text:p text:style-name="P5">El constructor de DiagnoseDump es de la forma:</text:p>
      <text:p text:style-name="P12"><text:span text:style-name="Source_20_Text"><text:span text:style-name="T3">DiagnoseDump</text:span></text:span><text:span text:style-name="Source_20_Text"><text:span text:style-name="T2">(databases=None, path=None, cfgfilename=None)</text:span></text:span></text:p>
      <text:p text:style-name="P1"><text:span text:style-name="T2">Los argumentos </text:span><text:span text:style-name="Source_20_Text"><text:span text:style-name="T2">databases</text:span></text:span><text:span text:style-name="T2"> y </text:span><text:span text:style-name="Source_20_Text"><text:span text:style-name="T2">path</text:span></text:span><text:span text:style-name="T2"> son siempre opcionales. El primero </text:span><text:span text:style-name="T4">es una secuencia de cadenas que </text:span><text:span text:style-name="T2">designa las bases de datos que serán volcadas; el segundo, la ruta donde se crearán los volcados comprimidos. Si no se </text:span><text:span text:style-name="T4">especifica </text:span><text:span text:style-name="Source_20_Text"><text:span text:style-name="T2">databases</text:span></text:span><text:span text:style-name="T2"> </text:span><text:span text:style-name="T4">el sistema las buscará en el archivo de configuración o, faltando éste, empleará por defecto las tablas correspondientes al módulo principal de Diagnose (</text:span><text:span text:style-name="Teletype"><text:span text:style-name="T4">diagnose</text:span></text:span><text:span text:style-name="T4"> y </text:span><text:span text:style-name="Teletype"><text:span text:style-name="T4">hmi2</text:span></text:span><text:span text:style-name="T4">). Si no se especifica </text:span><text:span text:style-name="Source_20_Text"><text:span text:style-name="T2">path</text:span></text:span><text:span text:style-name="T4"> el sistema probará con una serie de rutas posibles, dejando en el peor de los casos los volcados comprimidos en el directorio de trabajo actual.</text:span></text:p>
      <text:p text:style-name="P1"><text:span text:style-name="T4">El argumento </text:span><text:span text:style-name="Source_20_Text"><text:span text:style-name="T2">cfgfilename</text:span></text:span><text:span text:style-name="T4"> es la ruta de un archivo de configuración (de la forma legible para el módulo </text:span><text:span text:style-name="Teletype"><text:span text:style-name="T4">ConfigParser</text:span></text:span><text:span text:style-name="T4">, similar a un archivo .INI de Windows). Aunque es opcional, es altamente recomendable utilizarlo. </text:span><text:span text:style-name="T5">Si no se provee un archivo de configuración, DiagnoseDump buscará los datos que necesita en el archivo </text:span><text:span text:style-name="Teletype"><text:span text:style-name="T5">Opciones.dat</text:span></text:span><text:span text:style-name="T5"> que debe encontrarse en toda instalación correcta de un cliente de Diagnose, y aplicará valores por defecto razonables. El único dato que DiagnoseDump no intentará adivinar es la ruta del servidor de Diagnose: si no obtiene este dato de una de las fuentes citadas, se detendrá con una excepción </text:span><text:span text:style-name="Teletype"><text:span text:style-name="T5">DiagnoseConfigError</text:span></text:span><text:span text:style-name="T5">.</text:span></text:p>
      <text:p text:style-name="P6"/>
      <text:h text:style-name="P25" text:outline-level="2">Sintaxis del archivo de configuración</text:h>
      <text:p text:style-name="Text_20_body"><text:span text:style-name="T2">Diagnose</text:span><text:span text:style-name="T5">D</text:span><text:span text:style-name="T2">ump </text:span><text:span text:style-name="T5">delega la lectura de su </text:span><text:span text:style-name="T2">archivo de configuración </text:span><text:span text:style-name="T5">en DiagnoseConfig, que buscará por defecto un archivo de nombre </text:span><text:span text:style-name="Teletype"><text:span text:style-name="T2">diagnosedump.cfg</text:span></text:span><text:span text:style-name="T2"> </text:span><text:span text:style-name="T5">en la ruta actual. El archivo de configuración debe contar con, al menos, una sección </text:span><text:span text:style-name="Teletype"><text:span text:style-name="T5">[main]</text:span></text:span><text:span text:style-name="T5">, de la siguiente forma:</text:span></text:p>
      <text:p text:style-name="P15">[main]</text:p>
      <text:p text:style-name="P13"><text:span text:style-name="T5">host=</text:span><text:span text:style-name="T6">&lt;IP o nombre de red&gt;</text:span></text:p>
      <text:p text:style-name="P13"><text:span text:style-name="T5">user=</text:span><text:span text:style-name="T6">&lt;nombre de usuario de MySQL&gt;</text:span></text:p>
      <text:p text:style-name="P13"><text:span text:style-name="T5">password=</text:span><text:span text:style-name="T6">&lt;contraseña de MySQL&gt;</text:span></text:p>
      <text:p text:style-name="P14"><text:span text:style-name="T5">dumpinto=</text:span><text:span text:style-name="T6">&lt;ruta en el sistema de archivos&gt;</text:span></text:p>
      <text:p text:style-name="P19"/>
      <text:p text:style-name="P2"><text:soft-page-break/><text:span text:style-name="T7">Las tres primeras claves corresponden a los parámetros de conexión al gestor de base de datos; </text:span><text:span text:style-name="Teletype"><text:span text:style-name="T7">host</text:span></text:span><text:span text:style-name="T7"> es obligatoria. La clave </text:span><text:span text:style-name="Teletype"><text:span text:style-name="T7">dumpinto</text:span></text:span><text:span text:style-name="T7"> es opcional. DiagnoseDump determinará la ruta donde deberá crear los volcados comprimidos chequeando la existencia de los siguientes directorios, en este orden:</text:span></text:p>
      <text:list xml:id="list5551058390317371810" text:style-name="L2">
        <text:list-item>
          <text:p text:style-name="P29"><text:span text:style-name="T7">el argumento </text:span><text:span text:style-name="Teletype"><text:span text:style-name="T7">path</text:span></text:span><text:span text:style-name="T7"> del constructor de DiagnoseDump;</text:span></text:p>
        </text:list-item>
        <text:list-item>
          <text:p text:style-name="P30"><text:span text:style-name="T7">el valor de </text:span><text:span text:style-name="Teletype"><text:span text:style-name="T7">dumpinto</text:span></text:span><text:span text:style-name="T7"> en el archivo de configuración;</text:span></text:p>
        </text:list-item>
        <text:list-item>
          <text:p text:style-name="P31">la raíz de la carpeta Dropbox del usuario, si la hubiera;</text:p>
        </text:list-item>
        <text:list-item>
          <text:p text:style-name="P30"><text:span text:style-name="T7">la carpeta pública del sistema (variable de entorno </text:span><text:span text:style-name="Teletype"><text:span text:style-name="T7">PUBLIC</text:span></text:span><text:span text:style-name="T7"> en Windows);</text:span></text:p>
        </text:list-item>
        <text:list-item>
          <text:p text:style-name="P31">el directorio de trabajo local.</text:p>
        </text:list-item>
      </text:list>
      <text:p text:style-name="P7"/>
      <text:p text:style-name="P8">A continuación se pueden detallar las bases de datos a volcar, de la siguiente manera:</text:p>
      <text:p text:style-name="P16">[databases]</text:p>
      <text:p text:style-name="P16">&lt;nombre de base de datos 1&gt;=1</text:p>
      <text:p text:style-name="P16">&lt;nombre de base de datos 2&gt;=1</text:p>
      <text:p text:style-name="P16">&lt;nombre de base de datos n&gt;=1</text:p>
      <text:p text:style-name="P16"/>
      <text:p text:style-name="P3"><text:span text:style-name="T8">Nótese que el valor de cada clave debe ser </text:span><text:span text:style-name="Teletype"><text:span text:style-name="T8">1</text:span></text:span><text:span text:style-name="T8">. Un valor distinto hará que se ignore esa clave.</text:span></text:p>
      <text:p text:style-name="P3"><text:span text:style-name="T8">Por cada nombre de base de datos (clave en </text:span><text:span text:style-name="Teletype"><text:span text:style-name="T8">[databases]</text:span></text:span><text:span text:style-name="T8">) puede haber una sección de nombre </text:span><text:span text:style-name="Teletype"><text:span text:style-name="T8">[db-&lt;nombre&gt;]</text:span></text:span><text:span text:style-name="T8">, cuyas claves serán nombres de tablas, con valor </text:span><text:span text:style-name="Teletype"><text:span text:style-name="T8">1</text:span></text:span><text:span text:style-name="T8"> si se desea volcarlas. Por ejemplo, para la tabla diagnose, podría verse así:</text:span></text:p>
      <text:p text:style-name="P16">[databases]</text:p>
      <text:p text:style-name="P16">diagnose=1</text:p>
      <text:p text:style-name="P16"/>
      <text:p text:style-name="P16">[db-diagnose]</text:p>
      <text:p text:style-name="P16">paciente=1</text:p>
      <text:p text:style-name="P16">turnos=1</text:p>
      <text:p text:style-name="P16"/>
      <text:p text:style-name="P3"><text:span text:style-name="T8">El ejemplo haría que DiagnoseDump volcara las tablas </text:span><text:span text:style-name="Teletype"><text:span text:style-name="T8">paciente</text:span></text:span><text:span text:style-name="T8"> y </text:span><text:span text:style-name="Teletype"><text:span text:style-name="T8">turnos</text:span></text:span><text:span text:style-name="T8"> de la base de datos </text:span><text:span text:style-name="Teletype"><text:span text:style-name="T8">diagnose</text:span></text:span><text:span text:style-name="T8">.</text:span></text:p>
      <text:p text:style-name="P8">Si no se especifican tablas (o el volcado de todas las tablas está desactivado), DiagnoseDump volcará las bases de datos seleccionadas completas. No se hará ningún esfuerzo para verificar que las bases de datos y/o las tablas existan y sean accesibles.</text:p>
      <text:p text:style-name="P8"/>
      <text:h text:style-name="P26" text:outline-level="2">Operación</text:h>
      <text:p text:style-name="P4"><text:span text:style-name="T8">Una vez leída la configuración y determinadas las bases de datos y tablas a volcar, DiagnoseDump intentará crear una instancia de SQLDump (clase en el módulo </text:span><text:span text:style-name="Teletype"><text:span text:style-name="T8">sqldump</text:span></text:span><text:span text:style-name="T8">), que encapsula una llamada a la utilidad de línea de comando </text:span><text:span text:style-name="Teletype"><text:span text:style-name="T8">mysqldump</text:span></text:span><text:span text:style-name="T8">. SQLDump a su vez debe determinar la localización de dicha utilidad. Se buscarán rutas posibles en el Registro de Windows y en el PATH. Para evitar fallos puede distribuirse el módulo con una copia de </text:span><text:span text:style-name="Teletype"><text:span text:style-name="T8">mysqldump.exe</text:span></text:span><text:span text:style-name="T8">, que será encontrada por SQLDump al buscar como último recurso en el directorio de trabajo. </text:span><text:span text:style-name="T9">Si no se encuentra </text:span><text:span text:style-name="Teletype"><text:span text:style-name="T8">mysqldump</text:span></text:span><text:span text:style-name="T9"> el proceso se detendrá.</text:span></text:p>
      <text:p text:style-name="P4"><text:span text:style-name="T9">El volcado se realiza llamando al método </text:span><text:span text:style-name="Teletype"><text:span text:style-name="T9">dump()</text:span></text:span><text:span text:style-name="T9"> de la instancia de DiagnoseDump, cuya llamada es:</text:span></text:p>
      <text:p text:style-name="P17">&lt;objeto&gt;.dump(databases=None, path=None)</text:p>
      <text:p text:style-name="P17"/>
      <text:p text:style-name="P3"><text:soft-page-break/><text:span text:style-name="T8">DiagnoseDump pasa sus parámetros de conexión a SQLDump, que llama a </text:span><text:span text:style-name="Teletype"><text:span text:style-name="T8">mysqldump</text:span></text:span><text:span text:style-name="T8"> para el volcado y espera que éste retorne. Si el valor retornado es distinto de cero, notificará un error y detendrá el proceso. Si no hubo error, el volcado se realizará en una carpeta temporal. A continuación DiagnoseDump comprimirá el archivo temporal devuelto, creando un archivo ZIP mediante el módulo estándar </text:span><text:span text:style-name="Teletype"><text:span text:style-name="T8">zipfile</text:span></text:span><text:span text:style-name="T8"> en la carpeta configurada a tal efecto. </text:span><text:span text:style-name="T9">Si todo el proceso resultó correcto, se devolverá un diccionario cuyas claves serán los nombres de las bases de datos volcadas, y los valores correspondientes, las rutas completas de los volcados comprimidos, de esta forma:</text:span></text:p>
      <text:p text:style-name="P18">{'diagnose': 'C:\\Users\\Public\\diagnose.zip',</text:p>
      <text:p text:style-name="P18"><text:s/>'hmi2': 'C:\\Users\\Public\\hmi2.zip'}</text:p>
      <text:p text:style-name="P9"/>
      <text:p text:style-name="P10"><text:span text:style-name="T1">Para volcar sólo una base de datos puede utilizarse el método </text:span><text:span text:style-name="Teletype"><text:span text:style-name="T1">dump_db()</text:span></text:span><text:span text:style-name="T1">, cuya sintaxis es:</text:span></text:p>
      <text:p text:style-name="P28">&lt;objeto&gt;.dump(database, tables=None, path=None)<text:line-break/></text:p>
      <text:p text:style-name="P11"><text:span text:style-name="T1">En este caso es obligatorio pasar el nombre de la base de datos. Si no se detallan las tablas, DiagnoseDump buscará primero en el archivo de configuración, si existe, para volcar sólo las tablas correspondientes. De lo contrario, o si se pasa explícitamente </text:span><text:span text:style-name="Teletype"><text:span text:style-name="T1">tables=None</text:span></text:span><text:span text:style-name="T1">, se volcarán todas las tablas de la base de dat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Courier Prime" svg:font-family="'Courier Prim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 fo:font-size="11pt" fo:background-color="transparent" style:font-name-asian="Courier New" style:font-size-asian="10.5pt" style:font-name-complex="Courier New"/>
    </style:style>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Definition"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Courier Prime" officeooo:rsid="0020a802" officeooo:paragraph-rsid="0020a80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iagnosedump</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8T19:04:06.30</meta:creation-date>
    <dc:date>2013-04-30T11:32:54.49</dc:date>
    <meta:editing-duration>PT53M37S</meta:editing-duration>
    <meta:editing-cycles>4</meta:editing-cycles>
    <meta:generator>LibreOffice/4.0.0.3$Windows_x86 LibreOffice_project/7545bee9c2a0782548772a21bc84a9dcc583b89</meta:generator>
    <meta:document-statistic meta:table-count="0" meta:image-count="0" meta:object-count="0" meta:page-count="3" meta:paragraph-count="50" meta:word-count="914" meta:character-count="5888" meta:non-whitespace-character-count="5030"/>
  </office:meta>
</office:document-meta>
</file>